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formula="of:=SUM([.H76])" office:value-type="float" office:value="1550.57692307692">
            <text:p>1550.5769230769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table:number-columns-repeated="4"/>
          <table:table-cell table:formula="of:=SUM([.B2:.F2])" office:value-type="float" office:value="4600">
            <text:p>4600</text:p>
          </table:table-cell>
          <table:table-cell table:style-name="ce8" table:formula="of:=SUM([.B19:.F19])" office:value-type="float" office:value="287.5">
            <text:p>287.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287.5">
            <text:p>287.5</text:p>
          </table:table-cell>
          <table:table-cell office:value-type="string">
            <text:p>Անժելա</text:p>
          </table:table-cell>
          <table:table-cell/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9:.F19])" office:value-type="float" office:value="287.5">
            <text:p>287.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9:.F19])" office:value-type="float" office:value="287.5">
            <text:p>287.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287.5">
            <text:p>287.5</text:p>
          </table:table-cell>
          <table:table-cell office:value-type="string">
            <text:p>Արեգ</text:p>
          </table:table-cell>
          <table:table-cell table:style-name="ce9"/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287.5">
            <text:p>287.5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19:.F19])" office:value-type="float" office:value="287.5">
            <text:p>287.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19:.F19])" office:value-type="float" office:value="287.5">
            <text:p>287.5</text:p>
          </table:table-cell>
          <table:table-cell office:value-type="string">
            <text:p>Նանե</text:p>
          </table:table-cell>
          <table:table-cell office:value-type="float" office:value="700">
            <text:p>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287.5">
            <text:p>287.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287.5">
            <text:p>287.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287.5">
            <text:p>287.5</text:p>
          </table:table-cell>
          <table:table-cell office:value-type="string">
            <text:p>Հրաչ</text:p>
          </table:table-cell>
          <table:table-cell/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287.5">
            <text:p>287.5</text:p>
          </table:table-cell>
          <table:table-cell office:value-type="string">
            <text:p>Ժոզեֆ</text:p>
          </table:table-cell>
          <table:table-cell office:value-type="float" office:value="11100">
            <text:p>111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:.F19])" office:value-type="float" office:value="287.5">
            <text:p>287.5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287.5">
            <text:p>287.5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287.5">
            <text:p>287.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287.5">
            <text:p>287.5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2]/16" office:value-type="float" office:value="287.5">
            <text:p>287.5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</table:table-row>
        <table:table-row table:style-name="ro9">
          <table:table-cell office:value-type="string">
            <text:p>Ոսպով ապուր</text:p>
          </table:table-cell>
          <table:table-cell table:style-name="ce16" office:value-type="string">
            <text:p>Ուզբեկական փլավ</text:p>
          </table:table-cell>
          <table:table-cell office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7/07/2015</text:date>, <text:time>09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7T09:41:13</dc:date>
    <meta:editing-duration>PT12H36M46S</meta:editing-duration>
    <meta:editing-cycles>513</meta:editing-cycles>
    <meta:generator>OpenOffice/4.1.1$Unix OpenOffice.org_project/411m6$Build-9775</meta:generator>
    <dc:creator>employee employee</dc:creator>
    <meta:document-statistic meta:table-count="5" meta:cell-count="1120" meta:object-count="0"/>
  </office:meta>
</office:document-meta>
</file>